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n Nakane</text:p>
      <text:p text:style-name="P1">Lab Director</text:p>
      <text:p text:style-name="P1">UBC Engineering Physics Project Lab</text:p>
      <text:p text:style-name="P1">Vancouver, B.C</text:p>
      <text:p text:style-name="P1"/>
      <text:p text:style-name="P1">Dear Mr. Nakane:</text:p>
      <text:p text:style-name="P1">I am enclosing the report “GPU Probabilistic Tractography”, which is the final report for our ENPH 459 project.</text:p>
      <text:p text:style-name="P1"/>
      <text:p text:style-name="P1">The project was done in conjunction with the CFRI at the BC Children's Hospital, focusing on a GPU port of the existing Probtrackx software. We conclude with a solution, Oclptx, which produces a significant speedup relative to the old Probtrackx.</text:p>
      <text:p text:style-name="P1"/>
      <text:p text:style-name="P1">This report can be used to further develop upon our progress.</text:p>
      <text:p text:style-name="P1"/>
      <text:p text:style-name="P1">Sincerely Yours,</text:p>
      <text:p text:style-name="P1">Afshin Haidari (Group 1417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fshin Haidari-Khabbaz</meta:initial-creator>
    <meta:creation-date>2014-04-02T15:30:25.34</meta:creation-date>
    <dc:date>2014-04-02T15:37:15.52</dc:date>
    <dc:creator>Afshin Haidari-Khabbaz</dc:creator>
    <meta:editing-duration>PT6M50S</meta:editing-duration>
    <meta:editing-cycles>1</meta:editing-cycles>
    <meta:generator>OpenOffice/4.0.1$Win32 OpenOffice.org_project/401m5$Build-9714</meta:generator>
    <meta:document-statistic meta:table-count="0" meta:image-count="0" meta:object-count="0" meta:page-count="1" meta:paragraph-count="10" meta:word-count="89" meta:character-count="548"/>
  </office:meta>
</office:document-meta>
</file>